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5cm"/>
    </style:style>
    <style:style style:name="Tabla1.D" style:family="table-column">
      <style:table-column-properties style:column-width="2.219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style="italic" officeooo:rsid="00073d56" officeooo:paragraph-rsid="00073d56" style:font-style-asian="italic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73d56" officeooo:paragraph-rsid="00073d56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officeooo:rsid="000ba12f" officeooo:paragraph-rsid="000ba12f" style:font-style-asian="italic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ba12f" officeooo:paragraph-rsid="000ba12f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ba12f" officeooo:paragraph-rsid="000ba12f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officeooo:rsid="000ba12f" officeooo:paragraph-rsid="000ba12f" style:font-name-complex="Ari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text-properties officeooo:rsid="000720ad" officeooo:paragraph-rsid="000720ad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8ac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GPS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5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5">Administrador:<text:span text:style-name="T3">Informa al administrador de posibles errores en la ruta o de contratiempos.</text:span></text:p>
            <text:p text:style-name="P5">Repartidor:<text:span text:style-name="T3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3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Pablo Zafra Jiménez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Marca y modelo</text:p>
          </table:table-cell>
          <table:table-cell table:style-name="Tabla2.B3" office:value-type="string">
            <text:p text:style-name="P11">Nombre de la marca y numero del modelo del GPS</text:p>
          </table:table-cell>
          <table:table-cell table:style-name="Tabla2.C3" office:value-type="string">
            <text:p text:style-name="P12">Lista de cadena de caracteres</text:p>
          </table:table-cell>
        </table:table-row>
        <table:table-row table:style-name="Tabla2.4">
          <table:table-cell table:style-name="Tabla2.A4" office:value-type="string">
            <text:p text:style-name="P10">Repartidor</text:p>
          </table:table-cell>
          <table:table-cell table:style-name="Tabla2.B4" office:value-type="string">
            <text:p text:style-name="P11">Repartidor al que pertenece el GPS</text:p>
          </table:table-cell>
          <table:table-cell table:style-name="Tabla2.C4" office:value-type="string">
            <text:p text:style-name="P12">Cadena de caracteres</text:p>
          </table:table-cell>
        </table:table-row>
        <table:table-row table:style-name="Tabla2.2">
          <table:table-cell table:style-name="Tabla2.A5" office:value-type="string">
            <text:p text:style-name="P10">Prestaciones</text:p>
          </table:table-cell>
          <table:table-cell table:style-name="Tabla2.B5" office:value-type="string">
            <text:p text:style-name="P11">Servicios que ofrece el GPS al repartidor</text:p>
          </table:table-cell>
          <table:table-cell table:style-name="Tabla2.C5" office:value-type="string">
            <text:p text:style-name="P12">Lista de cadena de caracteres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4">&lt;&lt; Comentarios adicionales sobre el actor &gt;&gt;</text:p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25T13:21:17.172660072</dc:date>
    <meta:editing-cycles>8</meta:editing-cycles>
    <meta:editing-duration>PT15M20S</meta:editing-duration>
    <meta:generator>LibreOffice/5.4.5.1$Linux_X86_64 LibreOffice_project/40m0$Build-1</meta:generator>
    <meta:document-statistic meta:table-count="3" meta:image-count="0" meta:object-count="0" meta:page-count="1" meta:paragraph-count="33" meta:word-count="145" meta:character-count="932" meta:non-whitespace-character-count="820"/>
  </office:meta>
</office:document-meta>
</file>